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draw:fill="solid" draw:fill-color="#ffe994"/>
    </style:style>
    <style:style style:name="gr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95cm" fo:min-width="11.1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148cm"/>
      <style:paragraph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35cm" fo:min-width="14.9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106cm" svg:stroke-color="#e161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42pt" style:font-size-asian="42pt" style:font-size-complex="42pt"/>
    </style:style>
    <style:style style:name="P3" style:family="paragraph">
      <loext:graphic-properties draw:fill="none" draw:fill-color="#ffffff"/>
      <style:paragraph-properties fo:text-align="center"/>
      <style:text-properties fo:font-size="42pt" style:font-size-asian="42pt" style:font-size-complex="4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11.6cm" svg:height="3.2cm" svg:x="4.7cm" svg:y="4.1cm">
          <text:p text:style-name="P1"><text:span text:style-name="T1">传入</text:span><text:span text:style-name="T1">Item</text:span><text:span text:style-name="T1">及物品</text:span><text:span text:style-name="T1">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5cm" svg:height="2.398cm" svg:x="0.8cm" svg:y="0.74cm">
          <draw:text-box>
            <text:p text:style-name="P2"><text:span text:style-name="T2">注册方法流程</text:span><text:span text:style-name="T2">（以</text:span><text:span text:style-name="T2">Item</text:span><text:span text:style-name="T2">为例）</text:span></text:p>
          </draw:text-box>
        </draw:frame>
        <draw:custom-shape draw:style-name="gr3" draw:text-style-name="P4" xml:id="id2" draw:id="id2" draw:layer="layout" svg:width="15.4cm" svg:height="2.6cm" svg:x="2.8cm" svg:y="9.9cm">
          <text:p text:style-name="P4"><text:span text:style-name="T3">ITEMS.register(&lt;</text:span><text:span text:style-name="T3">物品</text:span><text:span text:style-name="T3">ID&gt;, () -&gt; &lt;</text:span><text:span text:style-name="T3">物品</text:span><text:span text:style-name="T3">&gt;)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1.6cm" svg:height="3.2cm" svg:x="4.7cm" svg:y="15.3cm">
          <text:p text:style-name="P1"><text:span text:style-name="T1">返回传入的物品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5cm" svg:y1="7.3cm" svg:x2="10.5cm" svg:y2="9.9cm" draw:start-shape="id1" draw:start-glue-point="2" draw:end-shape="id2" svg:d="M10500 7300v2600" svg:viewBox="0 0 1 2601">
          <text:p/>
        </draw:connector>
        <draw:connector draw:style-name="gr4" draw:text-style-name="P5" draw:layer="layout" svg:x1="10.5cm" svg:y1="12.5cm" svg:x2="10.5cm" svg:y2="15.3cm" draw:start-shape="id2" draw:end-shape="id3" svg:d="M10500 12500v2800" svg:viewBox="0 0 1 2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00:58:33.439973009</meta:creation-date>
    <dc:date>2020-12-13T01:12:59.990395620</dc:date>
    <meta:editing-duration>PT14M23S</meta:editing-duration>
    <meta:editing-cycles>7</meta:editing-cycles>
    <meta:generator>LibreOffice/6.4.6.2$Linux_X86_64 LibreOffice_project/40$Build-2</meta:generator>
    <meta:document-statistic meta:object-count="6"/>
  </office:meta>
</office:document-meta>
</file>